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HLKHHN+Symbol" svg:font-family="HLKHHN+Symbol"/>
    <style:font-face style:name="Lohit Hindi1" svg:font-family="'Lohit Hindi'"/>
    <style:font-face style:name="UWDOLM+Minion-Regular" svg:font-family="UWDOLM+Minion-Regular" style:font-family-generic="roman"/>
    <style:font-face style:name="HLKGOE+FranklinGothic-Heavy" svg:font-family="HLKGOE+FranklinGothic-Heavy" style:font-family-generic="swiss"/>
    <style:font-face style:name="HLKHIO+FranklinGothic-Book" svg:font-family="HLKHIO+FranklinGothic-Book" style:font-family-generic="swiss"/>
    <style:font-face style:name="INOIPL+LetterGothic" svg:font-family="INOIPL+LetterGothic" style:font-family-generic="swiss"/>
    <style:font-face style:name="KEGJCJ+FranklinGothic-Heavy" svg:font-family="KEGJCJ+FranklinGothic-Heavy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style:font-name="Courier New" fo:font-size="12pt" style:font-name-asian="HLKGOE+FranklinGothic-Heavy" style:font-size-asian="12pt" style:font-name-complex="HLKGOE+FranklinGothic-Heavy" style:font-size-complex="12pt"/>
    </style:style>
    <style:style style:name="P2" style:family="paragraph" style:parent-style-name="Table_20_Contents">
      <style:paragraph-properties fo:text-align="justify" style:justify-single-word="false"/>
      <style:text-properties style:font-name="Courier New" fo:font-size="12pt" fo:font-weight="bold" style:font-name-asian="HLKGOE+FranklinGothic-Heavy" style:font-size-asian="12pt" style:font-weight-asian="bold" style:font-name-complex="HLKGOE+FranklinGothic-Heavy" style:font-size-complex="12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Courier New" fo:font-size="12pt" fo:font-weight="bold" officeooo:rsid="0022067a" officeooo:paragraph-rsid="0022067a" style:font-name-asian="HLKGOE+FranklinGothic-Heavy" style:font-size-asian="12pt" style:font-weight-asian="bold" style:font-name-complex="HLKGOE+FranklinGothic-Heavy" style:font-size-complex="12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Courier New" fo:font-size="12pt" fo:font-weight="bold" style:font-name-asian="INOIPL+LetterGothic" style:font-size-asian="12pt" style:font-weight-asian="bold" style:font-name-complex="INOIPL+LetterGothic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Courier New" fo:font-size="10pt" fo:font-weight="bold" style:font-name-asian="HLKGOE+FranklinGothic-Heavy" style:font-size-asian="10pt" style:font-weight-asian="bold" style:font-name-complex="HLKGOE+FranklinGothic-Heavy" style:font-size-complex="10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Courier New" fo:font-size="10pt" fo:font-weight="bold" style:font-name-asian="INOIPL+LetterGothic" style:font-size-asian="10pt" style:font-weight-asian="bold" style:font-name-complex="INOIPL+LetterGothic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Courier New" fo:font-size="10pt" fo:font-weight="bold" style:font-name-asian="HLKHIO+FranklinGothic-Book" style:font-size-asian="10pt" style:font-weight-asian="bold" style:font-name-complex="HLKHIO+FranklinGothic-Book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04c42ab" officeooo:paragraph-rsid="002a16c0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officeooo:paragraph-rsid="002a16c0"/>
    </style:style>
    <style:style style:name="P10" style:family="paragraph" style:parent-style-name="Table_20_Contents">
      <loext:graphic-properties draw:fill="solid" draw:fill-color="#ccffff" draw:opacity="100%"/>
      <style:paragraph-properties fo:text-align="start" style:justify-single-word="false" fo:background-color="#ccffff"/>
      <style:text-properties officeooo:paragraph-rsid="002a16c0"/>
    </style:style>
    <style:style style:name="P11" style:family="paragraph" style:parent-style-name="Table_20_Contents">
      <style:text-properties fo:font-size="12pt" officeooo:paragraph-rsid="002a16c0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officeooo:rsid="004c42ab" officeooo:paragraph-rsid="002a16c0"/>
    </style:style>
    <style:style style:name="P13" style:family="paragraph" style:parent-style-name="Table_20_Contents">
      <style:text-properties officeooo:rsid="004c42ab" officeooo:paragraph-rsid="002a16c0"/>
    </style:style>
    <style:style style:name="P14" style:family="paragraph" style:parent-style-name="Table_20_Contents">
      <style:text-properties fo:color="#c9211e" loext:opacity="100%" officeooo:rsid="004bfb99" officeooo:paragraph-rsid="002a16c0"/>
    </style:style>
    <style:style style:name="P15" style:family="paragraph" style:parent-style-name="Table_20_Contents">
      <style:text-properties officeooo:rsid="004bfb99" officeooo:paragraph-rsid="002a16c0"/>
    </style:style>
    <style:style style:name="P16" style:family="paragraph" style:parent-style-name="Table_20_Contents">
      <style:paragraph-properties fo:text-align="center" style:justify-single-word="false"/>
      <style:text-properties officeooo:paragraph-rsid="002a16c0"/>
    </style:style>
    <style:style style:name="P17" style:family="paragraph" style:parent-style-name="Table_20_Contents">
      <style:paragraph-properties fo:text-align="center" style:justify-single-word="false"/>
      <style:text-properties officeooo:rsid="00312b4d" officeooo:paragraph-rsid="002a16c0"/>
    </style:style>
    <style:style style:name="P18" style:family="paragraph" style:parent-style-name="Table_20_Contents">
      <style:text-properties officeooo:paragraph-rsid="002a16c0"/>
    </style:style>
    <style:style style:name="P19" style:family="paragraph" style:parent-style-name="Table_20_Contents">
      <style:paragraph-properties fo:text-align="center" style:justify-single-word="false"/>
      <style:text-properties officeooo:rsid="004ffc87" officeooo:paragraph-rsid="002a16c0"/>
    </style:style>
    <style:style style:name="P20" style:family="paragraph" style:parent-style-name="Table_20_Contents">
      <style:text-properties style:use-window-font-color="true" loext:opacity="0%" officeooo:rsid="004ffc87" officeooo:paragraph-rsid="002a16c0"/>
    </style:style>
    <style:style style:name="P21" style:family="paragraph" style:parent-style-name="Table_20_Contents">
      <style:text-properties style:use-window-font-color="true" loext:opacity="0%" officeooo:rsid="004c42ab" officeooo:paragraph-rsid="002a16c0"/>
    </style:style>
    <style:style style:name="P22" style:family="paragraph" style:parent-style-name="Table_20_Contents">
      <style:text-properties fo:font-weight="bold" officeooo:paragraph-rsid="002a16c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text-position="sub 58%" officeooo:rsid="004c42ab" officeooo:paragraph-rsid="002a16c0"/>
    </style:style>
    <style:style style:name="P24" style:family="paragraph" style:parent-style-name="Table_20_Contents">
      <style:paragraph-properties fo:text-align="center" style:justify-single-word="false"/>
      <style:text-properties style:text-position="sub 58%" officeooo:rsid="004ffc87" officeooo:paragraph-rsid="002a16c0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UWDOLM+Minion-Regular" style:font-size-asian="12pt" style:font-weight-asian="bold" style:font-name-complex="UWDOLM+Minion-Regular" style:font-size-complex="12pt" style:font-weight-complex="bold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0ec77f" officeooo:paragraph-rsid="000ec77f" style:font-name-asian="UWDOLM+Minion-Regular" style:font-size-asian="12pt" style:font-weight-asian="bold" style:font-name-complex="UWDOLM+Minion-Regular" style:font-size-complex="12pt" style:font-weight-complex="bold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c42ab" officeooo:paragraph-rsid="002a16c0" style:font-name-asian="UWDOLM+Minion-Regular" style:font-size-asian="12pt" style:font-weight-asian="bold" style:font-name-complex="UWDOLM+Minion-Regular" style:font-size-complex="12pt" style:font-weight-complex="bold"/>
    </style:style>
    <style:style style:name="P28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KEGJCJ+FranklinGothic-Heavy" style:font-size-asian="12pt" style:font-weight-asian="bold" style:font-name-complex="KEGJCJ+FranklinGothic-Heavy" style:font-size-complex="12pt" style:font-weight-complex="bold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c42ab" officeooo:paragraph-rsid="002a16c0" style:font-name-asian="KEGJCJ+FranklinGothic-Heavy" style:font-size-asian="12pt" style:font-weight-asian="bold" style:font-name-complex="KEGJCJ+FranklinGothic-Heavy" style:font-size-complex="12pt" style:font-weight-complex="bold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Courier New" fo:font-size="12pt" style:font-name-asian="UWDOLM+Minion-Regular" style:font-size-asian="12pt" style:font-name-complex="UWDOLM+Minion-Regular" style:font-size-complex="12pt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Courier New" fo:font-size="12pt" officeooo:paragraph-rsid="002a16c0" style:font-name-asian="UWDOLM+Minion-Regular" style:font-size-asian="12pt" style:font-name-complex="UWDOLM+Minion-Regular" style:font-size-complex="12pt"/>
    </style:style>
    <style:style style:name="P32" style:family="paragraph" style:parent-style-name="Standard">
      <style:paragraph-properties fo:text-align="justify" style:justify-single-word="false" style:text-autospace="none"/>
      <style:text-properties style:font-name="Courier New" fo:font-size="12pt" style:font-name-asian="INOIPL+LetterGothic" style:font-size-asian="12pt" style:font-name-complex="INOIPL+LetterGothic" style:font-size-complex="12pt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Courier New" fo:font-size="12pt" style:font-name-asian="KEGJCJ+FranklinGothic-Heavy" style:font-size-asian="12pt" style:font-name-complex="KEGJCJ+FranklinGothic-Heavy" style:font-size-complex="12pt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style:font-name-asian="UWDOLM+Minion-Regular" style:font-size-asian="12pt" style:font-weight-asian="normal" style:font-name-complex="UWDOLM+Minion-Regular" style:font-size-complex="12pt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Courier New" fo:font-size="12pt" fo:font-weight="normal" officeooo:rsid="004ffc87" officeooo:paragraph-rsid="002a16c0" style:font-name-asian="UWDOLM+Minion-Regular" style:font-size-asian="12pt" style:font-weight-asian="normal" style:font-name-complex="UWDOLM+Minion-Regular" style:font-size-complex="12pt" style:font-weight-complex="normal"/>
    </style:style>
    <style:style style:name="P3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style:font-name-asian="INOIPL+LetterGothic" style:font-size-asian="12pt" style:font-weight-asian="normal" style:font-name-complex="INOIPL+LetterGothic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urier New" fo:font-size="10pt" fo:font-weight="bold" style:font-name-asian="HLKHIO+FranklinGothic-Book" style:font-size-asian="10pt" style:font-weight-asian="bold" style:font-name-complex="HLKHIO+FranklinGothic-Book" style:font-size-complex="10pt" style:font-weight-complex="bold"/>
    </style:style>
    <style:style style:name="P38" style:family="paragraph" style:parent-style-name="Standard">
      <style:text-properties fo:font-weight="bold" officeooo:rsid="004c42ab" officeooo:paragraph-rsid="002a16c0" style:font-weight-asian="bold" style:font-weight-complex="bold"/>
    </style:style>
    <style:style style:name="P39" style:family="paragraph" style:parent-style-name="Standard">
      <style:paragraph-properties fo:text-align="justify" style:justify-single-word="false" style:text-autospace="none"/>
      <style:text-properties style:text-position="0% 100%" style:font-name="Courier New" fo:font-size="6pt" fo:font-weight="normal" officeooo:rsid="000ec77f" officeooo:paragraph-rsid="000ec77f" style:font-name-asian="UWDOLM+Minion-Regular" style:font-size-asian="6pt" style:font-weight-asian="normal" style:font-name-complex="UWDOLM+Minion-Regular" style:font-size-complex="6pt" style:font-weight-complex="normal"/>
    </style:style>
    <style:style style:name="P40" style:family="paragraph" style:parent-style-name="Standard">
      <style:paragraph-properties fo:text-align="justify" style:justify-single-word="false" style:text-autospace="none"/>
    </style:style>
    <style:style style:name="P41" style:family="paragraph" style:parent-style-name="Standard">
      <style:paragraph-properties fo:text-align="justify" style:justify-single-word="false" style:text-autospace="none"/>
      <style:text-properties style:use-window-font-color="true" loext:opacity="0%" style:font-name="Courier New" fo:font-size="12pt" fo:font-weight="bold" officeooo:paragraph-rsid="002a16c0" style:font-name-asian="KEGJCJ+FranklinGothic-Heavy" style:font-size-asian="12pt" style:font-weight-asian="bold" style:font-name-complex="KEGJCJ+FranklinGothic-Heavy" style:font-size-complex="12pt" style:font-weight-complex="bold"/>
    </style:style>
    <style:style style:name="P42" style:family="paragraph" style:parent-style-name="Standard">
      <style:text-properties officeooo:rsid="004c42ab" officeooo:paragraph-rsid="002a16c0"/>
    </style:style>
    <style:style style:name="P43" style:family="paragraph" style:parent-style-name="Standard">
      <style:paragraph-properties fo:text-align="justify" style:justify-single-word="false" style:text-autospace="none"/>
      <style:text-properties style:text-position="sub 58%" style:font-name="Courier New" fo:font-size="12pt" fo:font-weight="bold" officeooo:paragraph-rsid="002a16c0" style:font-name-asian="UWDOLM+Minion-Regular" style:font-size-asian="12pt" style:font-weight-asian="bold" style:font-name-complex="UWDOLM+Minion-Regular" style:font-size-complex="12pt" style:font-weight-complex="bold"/>
    </style:style>
    <style:style style:name="P44" style:family="paragraph" style:parent-style-name="Standard">
      <style:paragraph-properties fo:text-align="justify" style:justify-single-word="false" style:text-autospace="none"/>
      <style:text-properties style:text-position="sub 58%" style:font-name="Courier New" fo:font-size="12pt" fo:font-weight="bold" officeooo:rsid="004c42ab" officeooo:paragraph-rsid="002a16c0" style:font-name-asian="UWDOLM+Minion-Regular" style:font-size-asian="12pt" style:font-weight-asian="bold" style:font-name-complex="UWDOLM+Minion-Regular" style:font-size-complex="12pt" style:font-weight-complex="bold"/>
    </style:style>
    <style:style style:name="P4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UWDOLM+Minion-Regular" style:font-size-asian="12pt" style:font-weight-asian="bold" style:font-name-complex="UWDOLM+Minion-Regular" style:font-size-complex="12pt" style:font-weight-complex="bold"/>
    </style:style>
    <style:style style:name="P4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0ec77f" officeooo:paragraph-rsid="000ec77f" style:font-name-asian="UWDOLM+Minion-Regular" style:font-size-asian="12pt" style:font-weight-asian="bold" style:font-name-complex="UWDOLM+Minion-Regular" style:font-size-complex="12pt" style:font-weight-complex="bold"/>
    </style:style>
    <style:style style:name="P47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HLKHIO+FranklinGothic-Book" style:font-size-asian="12pt" style:font-weight-asian="bold" style:font-name-complex="HLKHIO+FranklinGothic-Book" style:font-size-complex="12pt" style:font-weight-complex="bold"/>
    </style:style>
    <style:style style:name="T1" style:family="text">
      <style:text-properties style:font-name-asian="UWDOLM+Minion-Regular" style:font-name-complex="UWDOLM+Minion-Regular"/>
    </style:style>
    <style:style style:name="T2" style:family="text">
      <style:text-properties officeooo:rsid="002b16a1" style:font-name-asian="UWDOLM+Minion-Regular" style:font-name-complex="UWDOLM+Minion-Regular"/>
    </style:style>
    <style:style style:name="T3" style:family="text">
      <style:text-properties style:text-position="sub 58%" style:font-name-asian="UWDOLM+Minion-Regular" style:font-name-complex="UWDOLM+Minion-Regular"/>
    </style:style>
    <style:style style:name="T4" style:family="text">
      <style:text-properties style:text-position="sub 58%" officeooo:rsid="002b16a1" style:font-name-asian="UWDOLM+Minion-Regular" style:font-name-complex="UWDOLM+Minion-Regular"/>
    </style:style>
    <style:style style:name="T5" style:family="text">
      <style:text-properties style:text-position="sub 58%" fo:font-weight="normal" style:font-name-asian="UWDOLM+Minion-Regular" style:font-weight-asian="normal" style:font-name-complex="UWDOLM+Minion-Regular" style:font-weight-complex="normal"/>
    </style:style>
    <style:style style:name="T6" style:family="text">
      <style:text-properties fo:font-weight="bold" style:font-name-asian="UWDOLM+Minion-Regular" style:font-weight-asian="bold" style:font-name-complex="UWDOLM+Minion-Regular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UWDOLM+Minion-Regular" style:font-weight-asian="normal" style:font-name-complex="UWDOLM+Minion-Regular" style:font-weight-complex="normal"/>
    </style:style>
    <style:style style:name="T9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2 - Instruções: A linguagem de Máquina</text:p>
      <text:p text:style-name="P26">2.21 Exercícios<text:span text:style-name="T9">1</text:span></text:p>
      <text:p text:style-name="P39"><text:span text:style-name="T9">1 </text:span>Contribuição de John Oliver, da Cal Poly, San Luis Obispo, com colaborações de Nicole Kaiyan (Universidade de Adelaide) e Milos Prvulovic (Georgia Tech)</text:p>
      <text:p text:style-name="P25"/>
      <text:p text:style-name="P34">O Apêndice B descreve o simulador do MIPS, que é útil para estes exercícios. Embora o simulador aceite pseudoinstruções, tente não usá-las em qualquer exercício que pedir para produzir código do MIPS. Seu objetivo deverá ser aprender o conjunto de instruções MIPS real, e se você tiver de contar instruções, sua contagem deverá refletir as instruções reais executadas, e não as pseudoinstruções.</text:p>
      <text:p text:style-name="P34">Existem alguns casos em que as pseudoinstruções precisam ser usadas (por exemplo, a instrução la quando um valor real não é conhecido durante a codificação em assembly).</text:p>
      <text:p text:style-name="P34">Em muitos casos, elas são muito convenientes e resultam em código mais legível (por exemplo, as instruções li e move. Se você decidir usar pseudoinstruções por esses motivos, por favor, acrescente uma sentença ou duas à sua solução, indicando quais pseudoinstruções usou e por quê.</text:p>
      <text:p text:style-name="P25"/>
      <text:p text:style-name="P25">Exercício 2.1 </text:p>
      <text:p text:style-name="P30">Os problemas a seguir lidam com a tradução de C para MIPS. Suponha que as variáveis f, g, h e i sejam dadas e possam ser consideradas inteiros de 32 bits, conforme declarado em um programa C. </text:p>
      <text:p text:style-name="P30"/>
      <text:p text:style-name="P30">a. f=g-h; </text:p>
      <text:p text:style-name="P30">b. f=g+(h-5); </text:p>
      <text:p text:style-name="P30"/>
      <text:p text:style-name="P30">2.1.1 [5] &lt;2.2&gt; Para essas instruções C, qual é o código assembly do MIPS correspondente? Use um número mínimo de instruções assembly do MIPS. </text:p>
      <text:p text:style-name="P30"/>
      <text:p text:style-name="P30">2.1.2 [5] &lt;2.2&gt; Para essas instruções C, quantas instruções assembly do MIPS são necessárias a fim de executar a instrução C?</text:p>
      <text:p text:style-name="P30"/>
      <text:p text:style-name="P30"/>
      <text:p text:style-name="P30">2.1.3 [5] &lt;2.2&gt; Se as variáveis f, g, h e i possuem o valor de 1, 2, 3 e 4, respectivamente, qual é o valor final de f? </text:p>
      <text:p text:style-name="P30"/>
      <text:p text:style-name="P30"/>
      <text:p text:style-name="P30">Os problemas a seguir lidam com a tradução de MIPS para C. Suponha que as variáveis g, h, i e j sejam dadas e possam ser consideradas inteiros de 32 bits, conforme declarado em um programa C. </text:p>
      <text:p text:style-name="P30"/>
      <text:p text:style-name="P30">a. <text:tab/>addi f, f, 4 </text:p>
      <text:p text:style-name="P30">b. <text:tab/>add f, g, h </text:p>
      <text:p text:style-name="P30"><text:tab/><text:tab/>add f, i, f </text:p>
      <text:p text:style-name="P30"/>
      <text:p text:style-name="P30">2.1.4 [5] &lt;2.2&gt; Para essas instruções MIPS, qual é a instrução C correspondente? </text:p>
      <text:p text:style-name="P30"/>
      <text:p text:style-name="P30">2.1.5 [5] &lt;2.2&gt; Se as variáveis f, g, h e i têm valores 1, 2, 3 e 4, respectivamente, qual é o valor final de f? </text:p>
      <text:p text:style-name="P30"><text:soft-page-break/></text:p>
      <text:p text:style-name="P25">Exercício 2.3 </text:p>
      <text:p text:style-name="P30">Os problemas a seguir lidam com a tradução de C para MIPS. Considere que as variáveis f e g sejam dadas e possam ser consideradas inteiros de 32 bits, conforme declarado em um programa C. </text:p>
      <text:p text:style-name="P34"><text:bookmark-start text:name="__DdeLink__2716_1116724322"/>a. f = −g − f; </text:p>
      <text:p text:style-name="P25"><text:span text:style-name="T7">b. f = g + (−f − 5);</text:span><text:bookmark-end text:name="__DdeLink__2716_1116724322"/> </text:p>
      <text:p text:style-name="P30"/>
      <text:p text:style-name="P30">2.3.1 [5] &lt;2.2&gt; Para essas instruções C, qual é o código assembly do MIPS correspondente? Use um número mínimo de instruções assembly do MIPS. </text:p>
      <text:p text:style-name="P30"/>
      <text:p text:style-name="P30">2.3.2 [5] &lt;2.2&gt; Para as instruções C anteriores, quantas instruções assembly do MIPS são necessárias a fim de executar a instrução C? </text:p>
      <text:p text:style-name="P30"/>
      <text:p text:style-name="P30">2.3.3 [5] &lt;2.2&gt; Se as variáveis f, g, h, i e j têm valores 1, 2, 3, 4 e 5, respectivamente, qual é o valor final de f? </text:p>
      <text:p text:style-name="P30"/>
      <text:p text:style-name="P30">Os problemas a seguir lidam com a tradução de MIPS para C. Suponha que as variáveis g, h, i e j sejam dadas e possam ser consideradas inteiros de 32 bits, conforme declarado em um programa C. </text:p>
      <text:p text:style-name="P30"/>
      <text:p text:style-name="P34">a. addi <text:tab/>f, f, − 4 </text:p>
      <text:p text:style-name="P34">b. add <text:tab/>i, g, h </text:p>
      <text:p text:style-name="P34"><text:tab/> add <text:tab/>f, i, f </text:p>
      <text:p text:style-name="P30"/>
      <text:p text:style-name="P30">2.3.4 [5] &lt;2.2&gt; Para essas instruções MIPS, qual é a instrução C correspondente? </text:p>
      <text:p text:style-name="P30"/>
      <text:p text:style-name="P30"><text:bookmark text:name="__DdeLink__2718_1116724322"/>2.3.5 [5] &lt;2.2&gt; Se as variáveis f, g, h e i têm valores 1, 2, 3 e 4, respectivamente, qual é o valor final de f? </text:p>
      <text:p text:style-name="P30"/>
      <text:p text:style-name="P47"/>
      <text:p text:style-name="P30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HLKHHN+Symbol" svg:font-family="HLKHHN+Symbol"/>
    <style:font-face style:name="Lohit Hindi1" svg:font-family="'Lohit Hindi'"/>
    <style:font-face style:name="UWDOLM+Minion-Regular" svg:font-family="UWDOLM+Minion-Regular" style:font-family-generic="roman"/>
    <style:font-face style:name="HLKGOE+FranklinGothic-Heavy" svg:font-family="HLKGOE+FranklinGothic-Heavy" style:font-family-generic="swiss"/>
    <style:font-face style:name="HLKHIO+FranklinGothic-Book" svg:font-family="HLKHIO+FranklinGothic-Book" style:font-family-generic="swiss"/>
    <style:font-face style:name="INOIPL+LetterGothic" svg:font-family="INOIPL+LetterGothic" style:font-family-generic="swiss"/>
    <style:font-face style:name="KEGJCJ+FranklinGothic-Heavy" svg:font-family="KEGJCJ+FranklinGothic-Heavy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aulo Cesar Gonçalves</meta:initial-creator>
    <meta:creation-date>2015-09-08T13:18:46</meta:creation-date>
    <dc:date>2021-02-21T20:09:40.610301162</dc:date>
    <meta:editing-duration>P2DT6H7M23S</meta:editing-duration>
    <meta:editing-cycles>136</meta:editing-cycles>
    <meta:generator>LibreOffice/7.0.4.2$Linux_X86_64 LibreOffice_project/1c5f81ee28659974774060c3fe084e73b3bd074b</meta:generator>
    <meta:document-statistic meta:table-count="0" meta:image-count="0" meta:object-count="0" meta:page-count="2" meta:paragraph-count="32" meta:word-count="589" meta:character-count="3174" meta:non-whitespace-character-count="2583"/>
  </office:meta>
</office:document-meta>
</file>